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16</text:p>
          </table:table-cell>
          <table:table-cell table:style-name="ce1" office:value-type="string">
            <text:p>学研・はじめてのおけいこ</text:p>
            <text:p>はじめてのおけいこ・学研版のスタートです。単なる運筆練習からの脱却を図っていきます。運筆練習をしながら迷路などを解いたり、文字や数字を書いたりしていくそうです。本格的なお勉強へ徐々に入っていきます。頑張ろう！！！！</text:p>
          </table:table-cell>
          <table:table-cell table:style-name="ce1" office:value-type="string">
            <text:p>将棋タウン「将棋幼稚園」将棋入門</text:p>
            <text:p>二歩・行き所の無い駒</text:p>
          </table:table-cell>
          <table:table-cell table:style-name="ce1" office:value-type="string">
            <text:p>将棋タウン「将棋幼稚園」棋譜の読み方・書き方</text:p>
            <text:p>先手の記号は「▲」、後手の記号は「△」。▲７六歩△３四歩等と表す。黒が先手、白が後手と覚えておこう。</text:p>
          </table:table-cell>
          <table:table-cell table:style-name="ce1" office:value-type="string">
            <text:p>練習局面課題演習　ＡＩ将棋１３　８級　１周目　第１問</text:p>
            <text:p>０．０００２４％　－４０７４　５７級　たまご</text:p>
            <text:p>左右同形に惑わされずしっかり寄せ切ろう。今の所は演習や将棋へのモチベーションアップと今後の本格的な演習への布石作り、そして基礎訓練を通した頭作りが目的ですね。どんどん進めていこう。</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217</text:p>
          </table:table-cell>
          <table:table-cell table:style-name="ce1" office:value-type="string">
            <text:p>学研・はじめてのおけいこ</text:p>
            <text:p>まずは正しく鉛筆を持ってラーメンスープにラーメンの麺を描く練習からスタート。自由な発想で多くの細麺を描いてみました。公文の運筆練習をやり終えたばかりなので比較的易しい問題に感じましたが、挑戦的な問題が多いですね。一つ一つじっくり取り組んでいきたいと思います。</text:p>
          </table:table-cell>
          <table:table-cell table:style-name="ce1" office:value-type="string">
            <text:p>将棋タウン「将棋幼稚園」将棋入門</text:p>
            <text:p>さあ、始めてみましょう</text:p>
          </table:table-cell>
          <table:table-cell table:style-name="ce1" office:value-type="string">
            <text:p>将棋タウン「将棋幼稚園」棋譜の読み方・書き方</text:p>
            <text:p>▲２六歩△３四歩▲７六歩△４四歩▲２五歩△３三角と進めてみる。</text:p>
          </table:table-cell>
          <table:table-cell table:style-name="ce1" office:value-type="string">
            <text:p>練習局面課題演習　ＡＩ将棋１５　８級　１周目　第１問</text:p>
            <text:p>０．０００２４％　－４０７４　５７級　たまご</text:p>
            <text:p>将棋って左右同形という場面があまり無いのが特徴ですね。囲碁ではよく出る形なのに。しかし、先後同形という概念が頻発するので要注意だと思っています。また今後の講義で出てくるでしょう。そこら辺にも注意しながら演習を進めていきます。</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218</text:p>
          </table:table-cell>
          <table:table-cell office:value-type="string">
            <text:p>学研・はじめてのおけいこ</text:p>
            <text:p>鉛筆の持ち方の特訓。具体的な手順が示されていて取り組み易い。正しく持って丁寧で綺麗な字を書けるようになりたいですね。</text:p>
          </table:table-cell>
          <table:table-cell office:value-type="string">
            <text:p>将棋タウン「将棋幼稚園」将棋入門</text:p>
            <text:p>千日手・持将棋・打ち歩詰め</text:p>
          </table:table-cell>
          <table:table-cell office:value-type="string">
            <text:p>将棋タウン「将棋幼稚園」棋譜の読み方・書き方</text:p>
            <text:p>相手が動かした直後の駒を取る場合。</text:p>
          </table:table-cell>
          <table:table-cell office:value-type="string">
            <text:p>練習局面課題演習　ＡＩ将棋１６　８級　１周目　第１問</text:p>
            <text:p>０．０００２５％　－４０７４　５７級　たまご</text:p>
            <text:p>４０万分の１消化しました。棋譜に早く慣れてどんどん勉強を進めていこう！</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219</text:p>
          </table:table-cell>
          <table:table-cell table:style-name="ce1" office:value-type="string">
            <text:p>学研・はじめてのおけいこ</text:p>
            <text:p>雨の風景。真っ直ぐな線を描きます。</text:p>
          </table:table-cell>
          <table:table-cell table:style-name="ce1" office:value-type="string">
            <text:p>将棋タウン「将棋幼稚園」将棋入門</text:p>
            <text:p>マナーについて１：待ったの禁止・挨拶の励行・持ち駒の扱い方・助言の禁止</text:p>
          </table:table-cell>
          <table:table-cell table:style-name="ce1" office:value-type="string">
            <text:p>将棋タウン「将棋幼稚園」棋譜の読み方・書き方</text:p>
            <text:p>棋譜の表記法の例。途中の局面からの棋譜表記もこれで大丈夫！</text:p>
          </table:table-cell>
          <table:table-cell table:style-name="ce1" office:value-type="string">
            <text:p>練習局面課題演習　ＡＩ将棋１７　８級　１周目　第１問</text:p>
            <text:p>０．０００２５％　－４０７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220</text:p>
          </table:table-cell>
          <table:table-cell table:style-name="ce1" office:value-type="string">
            <text:p>学研・はじめてのおけいこ</text:p>
            <text:p>なぞり線の無い縦の線の練習。スキーで真っ直ぐ滑る様子が描かれています。</text:p>
          </table:table-cell>
          <table:table-cell table:style-name="ce1" office:value-type="string">
            <text:p>将棋タウン「将棋幼稚園」将棋入門</text:p>
            <text:p>マナーについて２：王将と玉将・叩きつけや空打ちの禁止・手の戻しの禁止・私語禁止・長考の配慮・感想戦の励行</text:p>
          </table:table-cell>
          <table:table-cell table:style-name="ce1" office:value-type="string">
            <text:p>将棋タウン「将棋幼稚園」棋譜の読み方・書き方</text:p>
            <text:p>同じマスに行ける複数の駒がある場合はどうするか。</text:p>
          </table:table-cell>
          <table:table-cell table:style-name="ce1" office:value-type="string">
            <text:p>練習局面課題演習　ＡＩ将棋１９　８級　１周目　第１問</text:p>
            <text:p>０．０００２５％　－４０７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221</text:p>
          </table:table-cell>
          <table:table-cell table:style-name="ce1" office:value-type="string">
            <text:p>学研・はじめてのおけいこ</text:p>
            <text:p>水泳の風景。長い縦線を書く練習でした。</text:p>
          </table:table-cell>
          <table:table-cell table:style-name="ce1" office:value-type="string">
            <text:p>日本将棋連盟「将棋の基礎知識」</text:p>
            <text:p>将棋は二人で行うゲーム</text:p>
          </table:table-cell>
          <table:table-cell table:style-name="ce1" office:value-type="string">
            <text:p>将棋タウン「将棋幼稚園」棋譜の読み方・書き方</text:p>
            <text:p>初期局面で４九の金が５八に上がったら▲５八金右、６九の金が上がったら▲５八金左という表記になる。</text:p>
          </table:table-cell>
          <table:table-cell table:style-name="ce1" office:value-type="string">
            <text:p>練習局面課題演習　激指１５　指導対局　９級　渡部愛　１周目　第１問</text:p>
            <text:p>０．０００２５％　－４０７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222</text:p>
          </table:table-cell>
          <table:table-cell table:style-name="ce1" office:value-type="string">
            <text:p>学研・はじめてのおけいこ</text:p>
            <text:p>パラシュートで垂直落下。縦に長い線をなぞり線無しで書く練習～。</text:p>
          </table:table-cell>
          <table:table-cell table:style-name="ce1" office:value-type="string">
            <text:p>日本将棋連盟「将棋の基礎知識」</text:p>
            <text:p>将棋は盤駒を使って行う</text:p>
          </table:table-cell>
          <table:table-cell table:style-name="ce1" office:value-type="string">
            <text:p>将棋タウン「将棋幼稚園」棋譜の読み方・書き方</text:p>
            <text:p>では、後手が５二へ金を上がったらどうなるか。４一の金なら△５二金左で６一の金</text:p>
            <text:p>なら△５二金右。つまり、指している人から見て右か左かを判断することに注意。</text:p>
          </table:table-cell>
          <table:table-cell table:style-name="ce1" office:value-type="string">
            <text:p>練習局面課題演習　激指１　８級　標準　１周目　第１問</text:p>
            <text:p>０．０００２５％　－４０７３　５７級　たまご</text:p>
            <text:p>棋譜表記の基本前半戦終了。まだまだ学ぶ事が多いです。どんどん勉強していこう！</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223</text:p>
          </table:table-cell>
          <table:table-cell office:value-type="string">
            <text:p>学研・はじめてのおけいこ</text:p>
            <text:p>シールを貼るおけいこ。どの動物がパラシュートを開けたのかな？？？</text:p>
          </table:table-cell>
          <table:table-cell office:value-type="string">
            <text:p>日本将棋連盟「将棋の基礎知識」</text:p>
            <text:p>将棋は二人の対局者が交互に指す。駒の持ち方は人差し指が下、中指が上。</text:p>
          </table:table-cell>
          <table:table-cell office:value-type="string">
            <text:p>将棋タウン「将棋幼稚園」棋譜の読み方・書き方</text:p>
            <text:p>成と不成は必ず表記する。成駒の表記は成駒だけ書けば良い。</text:p>
          </table:table-cell>
          <table:table-cell office:value-type="string">
            <text:p>練習局面課題演習　激指２　８級　標準　１周目　第１問</text:p>
            <text:p>０．０００２５％　－４０７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224</text:p>
          </table:table-cell>
          <table:table-cell table:style-name="ce1" office:value-type="string">
            <text:p>学研・はじめてのおけいこ</text:p>
            <text:p>ラジコンの軌跡。横に少し長めの線を描きます。</text:p>
          </table:table-cell>
          <table:table-cell table:style-name="ce1" office:value-type="string">
            <text:p>日本将棋連盟「将棋の基礎知識」</text:p>
            <text:p>駒の並べ方・マス目の符号</text:p>
          </table:table-cell>
          <table:table-cell table:style-name="ce1" office:value-type="string">
            <text:p>将棋タウン「将棋幼稚園」棋譜の読み方・書き方</text:p>
            <text:p>持ち駒を打つ場合は一つの場合を除いて特に気にせず普通に棋譜表記すれば良い。</text:p>
          </table:table-cell>
          <table:table-cell table:style-name="ce1" office:value-type="string">
            <text:p>練習局面課題演習　激指３　８級　標準　１周目　第１問</text:p>
            <text:p>０．０００２５％　－４０７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225</text:p>
          </table:table-cell>
          <table:table-cell table:style-name="ce1" office:value-type="string">
            <text:p>学研・はじめてのおけいこ</text:p>
            <text:p>蟹や貝が横にずりずりと動きます。横に長い線を書く練習～。</text:p>
          </table:table-cell>
          <table:table-cell table:style-name="ce1" office:value-type="string">
            <text:p>日本将棋連盟「将棋の基礎知識」</text:p>
            <text:p>取る・成る・打つ</text:p>
          </table:table-cell>
          <table:table-cell table:style-name="ce1" office:value-type="string">
            <text:p>将棋タウン「将棋幼稚園」棋譜の読み方・書き方</text:p>
            <text:p>打つ場所に盤上の同じ駒が動ける場合のみ「打」を最後に付ける必要がある。</text:p>
          </table:table-cell>
          <table:table-cell table:style-name="ce1" office:value-type="string">
            <text:p>練習局面課題演習　激指４　８級　標準　１周目　第１問</text:p>
            <text:p>０．０００２５％　－４０７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1</text:p>
          </table:table-cell>
          <table:table-cell table:style-name="ce1" office:value-type="string">
            <text:p>226</text:p>
          </table:table-cell>
          <table:table-cell table:style-name="ce3" office:value-type="string">
            <text:p>学研・はじめてのおけいこ</text:p>
            <text:p>右上から左下へ魚が泳いでいきます。斜線の練習に入りました。</text:p>
          </table:table-cell>
          <table:table-cell table:style-name="ce1" office:value-type="string">
            <text:p>日本将棋連盟「将棋の基礎知識」</text:p>
            <text:p>玉将・飛車・角行の動かし方</text:p>
          </table:table-cell>
          <table:table-cell table:style-name="ce1" office:value-type="string">
            <text:p>将棋タウン「将棋幼稚園」棋譜の読み方・書き方</text:p>
            <text:p>棋譜の基本はこれでＯＫ。あとは重複関係の特殊表記をみっちり学んでいきます。</text:p>
          </table:table-cell>
          <table:table-cell table:style-name="ce1" office:value-type="string">
            <text:p>練習局面課題演習　激指５　８級　標準　１周目　第１問</text:p>
            <text:p>０．０００２６％　－４０７３　５７級　たまご</text:p>
            <text:p>達成率アップ！棋譜表記の基本を習得しました。導入講義が暫く続きます。入門事項だけでも膨大な量の講義を用意しているのでとても時間がかかりますが、しっかり一つずつ消化していきたい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12</text:p>
          </table:table-cell>
          <table:table-cell table:style-name="ce1" office:value-type="string">
            <text:p>227</text:p>
          </table:table-cell>
          <table:table-cell table:style-name="ce1" office:value-type="string">
            <text:p>学研・はじめてのおけいこ</text:p>
            <text:p>なぞり線があるか無いかでは子どもにとっては相当難易度が違うんでしょうねー。左下へ斜線を書いていきます。</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棋譜の読み方・書き方</text:p>
            <text:p>直・引・寄・上</text:p>
          </table:table-cell>
          <table:table-cell table:style-name="ce1" office:value-type="string">
            <text:p>練習局面課題演習　激指６　８級　標準　１周目　第１問</text:p>
            <text:p>０．０００２６％　－４０７３　５７級　たまご</text:p>
          </table:table-cell>
          <table:table-cell table:style-name="ce1" table:number-columns-repeated="17"/>
          <table:table-cell table:number-columns-repeated="1000"/>
        </table:table-row>
        <table:table-row table:style-name="ro5" table:number-rows-repeated="3">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table-cell table:style-name="ce1" table:number-columns-repeated="21"/>
          <table:table-cell table:number-columns-repeated="1000"/>
        </table:table-row>
        <table:table-row table:style-name="ro5" table:number-rows-repeated="151">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2">2022/04/12</text:date>, <text:time>23: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21H37M54S</meta:editing-duration>
    <meta:editing-cycles>84</meta:editing-cycles>
    <meta:generator>OpenOffice/4.1.6$Win32 OpenOffice.org_project/416m1$Build-9790</meta:generator>
    <dc:date>2022-04-12T23:59:03.77</dc:date>
    <meta:document-statistic meta:table-count="1" meta:cell-count="78" meta:object-count="0"/>
    <meta:user-defined meta:name="Info 1"/>
    <meta:user-defined meta:name="Info 2"/>
    <meta:user-defined meta:name="Info 3"/>
    <meta:user-defined meta:name="Info 4"/>
  </office:meta>
</office:document-meta>
</file>